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taTransactionObject.isRollbackOnl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taTransactionObject.getUser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Object.JtaTransactionObject( UserTransaction userTrans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taTransactionObject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